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eebc" officeooo:paragraph-rsid="0002eebc"/>
    </style:style>
    <style:style style:name="P2" style:family="paragraph" style:parent-style-name="Standard">
      <style:text-properties officeooo:paragraph-rsid="0002eebc"/>
    </style:style>
    <style:style style:name="P3" style:family="paragraph" style:parent-style-name="Standard">
      <style:paragraph-properties fo:margin-left="0.4925in" fo:text-indent="0in" style:auto-text-indent="false"/>
    </style:style>
    <style:style style:name="P4" style:family="paragraph" style:parent-style-name="Standard" style:list-style-name="L1">
      <style:text-properties officeooo:rsid="0002eebc" officeooo:paragraph-rsid="0002eebc"/>
    </style:style>
    <style:style style:name="P5" style:family="paragraph" style:parent-style-name="Standard" style:list-style-name="L2">
      <style:text-properties officeooo:rsid="0002eebc" officeooo:paragraph-rsid="0002eebc"/>
    </style:style>
    <style:style style:name="P6" style:family="paragraph" style:parent-style-name="Text_20_body">
      <style:text-properties officeooo:rsid="0002eebc" officeooo:paragraph-rsid="0002eebc"/>
    </style:style>
    <style:style style:name="T1" style:family="text">
      <style:text-properties officeooo:rsid="0002eeb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hammad Manci | 515-290-7023 | <text:a xlink:type="simple" xlink:href="mailto:moemanci@gmail.com" text:style-name="Internet_20_link" text:visited-style-name="Visited_20_Internet_20_Link">moemanci@gmail.com</text:a> | Des Moines, IA</text:p>
      <text:p text:style-name="P1">As a high volume salesman in the Des Moines area with over 10 years experience, and with both retail </text:p>
      <text:p text:style-name="P1">and in-home sales knowledge, I possess the versatility and ambition required to sell any type of product. <text:s/>My sales background is in kitchen and bath remodelling as well as exterior sales of decking, roofing, siding, windows, doors, sheds, and fencing</text:p>
      <text:p text:style-name="Standard"/>
      <text:p text:style-name="Standard">Work Experience:</text:p>
      <text:p text:style-name="P2">Commercial Project Estimator <text:span text:style-name="T1">| </text:span>Wolf Construction, Des Moines, IA <text:span text:style-name="T1">| </text:span>October 2023 - Current</text:p>
      <text:p text:style-name="P3">• Working directly with general contractors to receive plans via PlanSwift software and </text:p>
      <text:p text:style-name="P3">completing framing and finished carpentry quotes for multi-million dollar commercial </text:p>
      <text:p text:style-name="P3">buildings</text:p>
      <text:p text:style-name="P3">• Meeting property developers on-site to determine full scope of projects</text:p>
      <text:p text:style-name="P3">• Using Gantt charts to manage project timelines</text:p>
      <text:p text:style-name="P3">• Seamlessly covering for commercial roofing foreman after the individual left abruptly</text:p>
      <text:p text:style-name="Standard"/>
      <text:p text:style-name="Standard">Project Specialist Exteriors | Lowe’s of West Des Moines, Iowa </text:p>
      <text:p text:style-name="Standard">December 2017 - October 2023</text:p>
      <text:p text:style-name="P3">• Measuring, quoting, and in-home sales of windows, doors, fencing, decking, roofing and </text:p>
      <text:p text:style-name="P3">siding with installation</text:p>
      <text:p text:style-name="P3">• Generating hundreds of leads &amp; creating digital Adobe Sign contracts for clients </text:p>
      <text:p text:style-name="P3">• Payment processing, order management and refund processes</text:p>
      <text:p text:style-name="P3">• Coordinating with installation team on behalf of customers to ensure quality </text:p>
      <text:p text:style-name="P3">• Custom order sales of the following brands: Pella Doors and Windows, Reliabuilt Doors, Larson Doors, Trex Decking, GAF Roofing, Heartland Sheds, Georgia Pacific Siding <text:s/></text:p>
      <text:p text:style-name="P3">and more</text:p>
      <text:p text:style-name="P3">• Sold over a million dollars in projects annually, each year in the role</text:p>
      <text:p text:style-name="P3">• Top volume sales for the district which includes 5 states in the midwest area</text:p>
      <text:p text:style-name="P3">• Covering home store in West Des Moines, as well as Jordan Creek and Ames Lowe’s </text:p>
      <text:p text:style-name="P3">Store locations in the absence of additional salesman</text:p>
      <text:p text:style-name="Standard"/>
      <text:p text:style-name="Standard">Project Specialist Interiors | Lowe’s of Altoona, Iowa </text:p>
      <text:p text:style-name="Standard">December 2013 - December 2017</text:p>
      <text:p text:style-name="P3">• In-home sales and design of kitchen and bathroom remodels ranging from $40k to $100k projects</text:p>
      <text:p text:style-name="P3">• Measuring and quoting at customers home with general contractor </text:p>
      <text:p text:style-name="P3">• Layout, color, material, &amp; storage design and quoting through the 2020 Design Tool</text:p>
      <text:p text:style-name="P3">• Generating and editing digital installation contracts</text:p>
      <text:p text:style-name="P3">• Coordinating with installation team on behalf of clients</text:p>
      <text:p text:style-name="P3">• Managing events like Des Moines Home + Garden Show for the purpose of lead </text:p>
      <text:p text:style-name="P3">generation and brand awareness</text:p>
      <text:p text:style-name="P3">• Sold one million dollars in projects within first six months in the role at a store that </text:p>
      <text:p text:style-name="P3">historically sold under half a million per year</text:p>
      <text:p text:style-name="P3">• Building trust with in-store team members and helping to cultivate an efficient sales squad</text:p>
      <text:p text:style-name="Standard"/>
      <text:p text:style-name="P1">Skillset:</text:p>
      <text:list text:style-name="L1">
        <text:list-item>
          <text:p text:style-name="P4">12 years sales experience</text:p>
        </text:list-item>
        <text:list-item>
          <text:p text:style-name="P4">10 years in home sales experience</text:p>
        </text:list-item>
        <text:list-item>
          <text:p text:style-name="P4">measuring and quoting</text:p>
        </text:list-item>
        <text:list-item>
          <text:p text:style-name="P4">order management and sales processing</text:p>
        </text:list-item>
        <text:list-item>
          <text:p text:style-name="P4"><text:soft-page-break/>delivery and install coordination</text:p>
        </text:list-item>
        <text:list-item>
          <text:p text:style-name="P4">product knowledge and customer service</text:p>
        </text:list-item>
        <text:list-item>
          <text:p text:style-name="P4">fostering meaningful professional relationships</text:p>
        </text:list-item>
      </text:list>
      <text:p text:style-name="P1"/>
      <text:p text:style-name="P1">Software:</text:p>
      <text:list text:style-name="L2">
        <text:list-item>
          <text:p text:style-name="P5">Microsoft Word</text:p>
        </text:list-item>
        <text:list-item>
          <text:p text:style-name="P5">Microsoft PowerPoint</text:p>
        </text:list-item>
        <text:list-item>
          <text:p text:style-name="P5">Microsoft Excel</text:p>
        </text:list-item>
        <text:list-item>
          <text:p text:style-name="P5">Adobe Sign</text:p>
        </text:list-item>
        <text:list-item>
          <text:p text:style-name="P5">Acrobat Pro</text:p>
        </text:list-item>
        <text:list-item>
          <text:p text:style-name="P5">Google Workspace</text:p>
        </text:list-item>
        <text:list-item>
          <text:p text:style-name="P5">Salesforce</text:p>
        </text:list-item>
        <text:list-item>
          <text:p text:style-name="P5">ProCore Project Management Software</text:p>
        </text:list-item>
        <text:list-item>
          <text:p text:style-name="P5">PlanSwift Estimating Tool</text:p>
        </text:list-item>
        <text:list-item>
          <text:p text:style-name="P5">Cooper Project Management Tool</text:p>
        </text:list-item>
        <text:list-item>
          <text:p text:style-name="P5">2020 CAD Design Tool</text:p>
        </text:list-item>
      </text:list>
      <text:p text:style-name="P1"/>
      <text:p text:style-name="P1"/>
      <text:p text:style-name="P1"/>
      <text:p text:style-name="P1"/>
      <text:p text:style-name="P6">Commercial Project Estimator | Wolf Construction, Des Moines, IA<text:line-break/>October 2023 - Current<text:line-break/>• Completed framing and finished carpentry quotes for multi-million dollar commercial buildings + [METRIC PLACEHOLDER, e.g., X quotes per month] + by working directly with general contractors to receive plans via PlanSwift software + resulting in streamlined bidding processes and increased project acquisition rates.<text:line-break/>• Determined full scope of projects + [METRIC PLACEHOLDER, e.g., X on-site meetings per quarter] + by meeting property developers on-site + leading to more accurate estimates and reduced project revisions.<text:line-break/>• Managed project timelines + [METRIC PLACEHOLDER, e.g., for X projects] + using Gantt charts + ensuring on-time delivery and enhanced operational efficiency.<text:line-break/>• Covered for commercial roofing foreman seamlessly + [METRIC PLACEHOLDER, e.g., for X weeks/months] + after the individual left abruptly + preventing delays in ongoing projects and maintaining team productivity.<text:line-break/>Project Specialist Exteriors | Lowe’s of West Des Moines, Iowa<text:line-break/>December 2017 - October 2023<text:line-break/>• Conducted in-home sales of windows, doors, fencing, decking, roofing, and siding with installation + [METRIC PLACEHOLDER, e.g., X sales per year] + through measuring and quoting processes + contributing to customer satisfaction and repeat business.<text:line-break/>• Generated hundreds of leads + hundreds of leads annually + by creating digital Adobe Sign contracts for clients + boosting sales pipeline and conversion rates.<text:line-break/>• Processed payments, orders, and refunds + [METRIC PLACEHOLDER, e.g., for X transactions per month] + through order management systems + improving financial accuracy and customer trust.<text:line-break/>• Coordinated with installation team on behalf of customers + [METRIC PLACEHOLDER, e.g., for X projects] + to ensure quality + resulting in higher completion rates and positive reviews.<text:line-break/><text:soft-page-break/>• Handled custom order sales of brands like Pella Doors and Windows, Reliabuilt Doors, Larson Doors, Trex Decking, GAF Roofing, Heartland Sheds, Georgia Pacific Siding, and more + [METRIC PLACEHOLDER, e.g., X custom orders per year] + through product knowledge and client consultations + expanding revenue from specialized products.<text:line-break/>• Sold over a million dollars in projects annually + over $1 million each year in the role + through high-volume sales efforts + driving significant revenue growth for the department.<text:line-break/>• Achieved top volume sales for the district + #1 in a 5-state Midwest area + by outperforming peers in sales metrics + enhancing district performance and recognition.<text:line-break/>• Covered multiple store locations including West Des Moines, Jordan Creek, and Ames Lowe’s + [METRIC PLACEHOLDER, e.g., X stores/absences covered] + in the absence of additional salesmen + ensuring uninterrupted sales operations and coverage.<text:line-break/>Project Specialist Interiors | Lowe’s of Altoona, Iowa<text:line-break/>December 2013 - December 2017<text:line-break/>• Sold and designed kitchen and bathroom remodels + ranging from $40k to $100k projects + through in-home sales processes + increasing high-value project uptake.<text:line-break/>• Completed measuring and quoting + [METRIC PLACEHOLDER, e.g., X quotes per month] + at customers' homes with general contractors + leading to faster project starts and higher close rates.<text:line-break/>• Designed layout, color, material, and storage options + [METRIC PLACEHOLDER, e.g., for X remodels] + through the 2020 Design Tool and quoting + delivering customized solutions and improved client satisfaction.<text:line-break/>• Generated and edited digital installation contracts + [METRIC PLACEHOLDER, e.g., X contracts per quarter] + for clients + streamlining agreements and reducing administrative errors.<text:line-break/>• Coordinated with installation team on behalf of clients + [METRIC PLACEHOLDER, e.g., for X projects] + to manage execution + ensuring quality outcomes and client loyalty.<text:line-break/>• Managed events like Des Moines Home + Garden Show + [METRIC PLACEHOLDER, e.g., X leads generated per event] + for lead generation and brand awareness + expanding customer base and market presence.<text:line-break/>• Sold one million dollars in projects within first six months + $1 million in first six months + in a store that historically sold under half a million per year + dramatically increasing annual revenue and setting new performance benchmarks.<text:line-break/>• Built trust with in-store team members + [METRIC PLACEHOLDER, e.g., X team members influenced] + by helping to cultivate an efficient sales squad + fostering a collaborative environment and improved team sales efficiency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20:43:27.489508400</meta:creation-date>
    <dc:date>2026-02-05T21:39:41.944993500</dc:date>
    <meta:editing-duration>PT21M19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3" meta:paragraph-count="57" meta:word-count="1168" meta:character-count="7522" meta:non-whitespace-character-count="6414"/>
  </office:meta>
</office:document-meta>
</file>